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/>Field <text:s text:c="41"/></text:p>
          </table:table-cell>
          <table:table-cell office:value-type="string">
            <text:p><text:s/>Type <text:s text:c="22"/></text:p>
          </table:table-cell>
          <table:table-cell office:value-type="string">
            <text:p><text:s/>Null </text:p>
          </table:table-cell>
          <table:table-cell office:value-type="string">
            <text:p><text:s/>Key </text:p>
          </table:table-cell>
          <table:table-cell office:value-type="string">
            <text:p><text:s/>Default <text:s text:c="10"/></text:p>
          </table:table-cell>
          <table:table-cell office:value-type="string">
            <text:p><text:s/>Extra <text:s text:c="22"/></text:p>
          </table:table-cell>
        </table:table-row>
        <table:table-row table:style-name="ro2">
          <table:table-cell office:value-type="string">
            <text:p><text:s/>qcID <text:s text:c="42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NO <text:s text:c="2"/></text:p>
          </table:table-cell>
          <table:table-cell office:value-type="string">
            <text:p><text:s/>PRI </text:p>
          </table:table-cell>
          <table:table-cell office:value-type="string">
            <text:p><text:s/>NULL <text:s text:c="13"/></text:p>
          </table:table-cell>
          <table:table-cell office:value-type="string">
            <text:p><text:s/>auto_increment <text:s text:c="13"/></text:p>
          </table:table-cell>
        </table:table-row>
        <table:table-row table:style-name="ro2">
          <table:table-cell office:value-type="string">
            <text:p><text:s/>ID <text:s text:c="44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NO <text:s text:c="2"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Sample <text:s text:c="40"/></text:p>
          </table:table-cell>
          <table:table-cell office:value-type="string">
            <text:p><text:s/>varchar(45) <text:s text:c="15"/></text:p>
          </table:table-cell>
          <table:table-cell office:value-type="string">
            <text:p><text:s/>NO <text:s text:c="2"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Study <text:s text:c="41"/></text:p>
          </table:table-cell>
          <table:table-cell office:value-type="string">
            <text:p><text:s/>varchar(45) <text:s text:c="15"/></text:p>
          </table:table-cell>
          <table:table-cell office:value-type="string">
            <text:p><text:s/>NO <text:s text:c="2"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Sequencing_type <text:s text:c="31"/></text:p>
          </table:table-cell>
          <table:table-cell office:value-type="string">
            <text:p><text:s/>varchar(45) <text:s text:c="1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un_Description <text:s text:c="31"/></text:p>
          </table:table-cell>
          <table:table-cell office:value-type="string">
            <text:p><text:s/>varchar(45) <text:s text:c="15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Shown <text:s text:c="41"/></text:p>
          </table:table-cell>
          <table:table-cell office:value-type="string">
            <text:p><text:s/>tinyint(1) <text:s text:c="16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QS <text:s text:c="43"/></text:p>
          </table:table-cell>
          <table:table-cell office:value-type="string">
            <text:p><text:s/>decimal(3,2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Total_PF_Reads <text:s text:c="32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Uniquely_Mapped_Reads_% <text:s text:c="23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RNA_&amp;_mitoRNA_% <text:s text:c="30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Per_Base_Sequence_Quality <text:s text:c="18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Per_Sequence_Quality_Scores <text:s text:c="16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Per_Base_Sequence_Content <text:s text:c="18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Per_Base_GC_Content <text:s text:c="24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Per_Sequence_GC_Content <text:s text:c="20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Per_Base_N_Content <text:s text:c="25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Sequence_Length_Distribution <text:s text:c="15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2">
          <table:table-cell office:value-type="string">
            <text:p><text:s/>R1_Sequence_Duplication_Levels <text:s text:c="16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Overrepresented_Sequences <text:s text:c="18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Kmer_Content <text:s text:c="31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Sequence_Quality <text:s text:c="18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Sequence_Quality_Scores <text:s text:c="16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Sequence_Content <text:s text:c="18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GC_Content <text:s text:c="24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Sequence_GC_Content <text:s text:c="20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N_Content <text:s text:c="25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Sequence_Length_Distribution <text:s text:c="15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Sequence_Duplication_Levels <text:s text:c="16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Overrepresented_Sequences <text:s text:c="18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Kmer_Content <text:s text:c="31"/></text:p>
          </table:table-cell>
          <table:table-cell office:value-type="string">
            <text:p><text:s/>enum('pass','fail','warn') 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Duplication_Levels_Graph_Location <text:s text:c="10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Kmer_Profiles_Graph_Location <text:s text:c="15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Per_Base_GC_Content_Graph_Location <text:s text:c="9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Per_Base_N_Content_Graph_Location <text:s text:c="10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Per_Base_Quality_Graph_Location <text:s text:c="12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Per_Base_Sequence_Content_Graph_Location <text:s text:c="3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Per_Sequence_GC_Content_Graph_Location <text:s text:c="5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Per_Sequence_Quality_Graph_Location <text:s text:c="8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1_Sequence_Length_Distribution_Graph_Location 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Duplication_Levels_Graph_Location <text:s text:c="10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Kmer_Profiles_Graph_Location <text:s text:c="15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GC_Content_Graph_Location <text:s text:c="9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N_Content_Graph_Location <text:s text:c="10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Quality_Graph_Location <text:s text:c="12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Base_Sequence_Content_Graph_Location <text:s text:c="3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Sequence_GC_Content_Graph_Location <text:s text:c="5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Per_Sequence_Quality_Graph_Location <text:s text:c="8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R2_Sequence_Length_Distribution_Graph_Location 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Aligned <text:s text:c="39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Unique <text:s text:c="40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Duplicates <text:s text:c="36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Duplication_Rate <text:s text:c="30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stimated_Library_Size <text:s text:c="24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Intragenic_Rate <text:s text:c="31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xonic_Rate <text:s text:c="35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Intronic_Rate <text:s text:c="33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Intergenic_Rate <text:s text:c="31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xpression_Profiling_Efficiency <text:s text:c="15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xpressed_Transcripts <text:s text:c="25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nd_1_Sense <text:s text:c="35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nd_1_Antisense <text:s text:c="31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nd_2_Sense <text:s text:c="35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nd_2_Antisense <text:s text:c="31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nd_1_%_Sense <text:s text:c="33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End_2_%_Sense <text:s text:c="33"/></text:p>
          </table:table-cell>
          <table:table-cell office:value-type="string">
            <text:p><text:s/>decimal(10,8) <text:s text:c="13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1-10_sequence_dups <text:s text:c="28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11-100_sequence_dups <text:s text:c="26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100-1000_sequence_dups <text:s text:c="24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&gt;_1000_sequence_dups <text:s text:c="26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1-10_mapping_dups <text:s text:c="29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11-100_mapping_dups <text:s text:c="27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100-1000_mapping_dups <text:s text:c="25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&gt;_1000_mapping_dups <text:s text:c="27"/></text:p>
          </table:table-cell>
          <table:table-cell office:value-type="string">
            <text:p><text:s/>int(11) <text:s text:c="19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GC_Avg <text:s text:c="40"/></text:p>
          </table:table-cell>
          <table:table-cell office:value-type="string">
            <text:p><text:s/>decimal(14,10) <text:s text:c="12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GC_Std_Dev <text:s text:c="36"/></text:p>
          </table:table-cell>
          <table:table-cell office:value-type="string">
            <text:p><text:s/>decimal(14,10) <text:s text:c="12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GC_Skew <text:s text:c="39"/></text:p>
          </table:table-cell>
          <table:table-cell office:value-type="string">
            <text:p><text:s/>decimal(14,10) <text:s text:c="12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Duplication_Rate_Plot_Location <text:s text:c="16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GC_Plot_Location <text:s text:c="30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Gene_Body_Coverage_Plot_Location <text:s text:c="14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NVC_Plot_Location <text:s text:c="29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Quality_Boxplot_Location <text:s text:c="22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Quality_Heatmap_Location <text:s text:c="22"/></text:p>
          </table:table-cell>
          <table:table-cell office:value-type="string">
            <text:p><text:s/>varchar(255) <text:s text:c="14"/></text:p>
          </table:table-cell>
          <table:table-cell office:value-type="string">
            <text:p><text:s/>YES <text:s/></text:p>
          </table:table-cell>
          <table:table-cell office:value-type="string">
            <text:p><text:s text:c="5"/></text:p>
          </table:table-cell>
          <table:table-cell office:value-type="string">
            <text:p><text:s/>NULL <text:s text:c="13"/></text:p>
          </table:table-cell>
          <table:table-cell office:value-type="string">
            <text:p><text:s text:c="29"/></text:p>
          </table:table-cell>
        </table:table-row>
        <table:table-row table:style-name="ro1">
          <table:table-cell office:value-type="string">
            <text:p><text:s/>cur_timestamp <text:s text:c="33"/></text:p>
          </table:table-cell>
          <table:table-cell office:value-type="string">
            <text:p><text:s/>timestamp <text:s text:c="17"/></text:p>
          </table:table-cell>
          <table:table-cell office:value-type="string">
            <text:p><text:s/>NO <text:s text:c="2"/></text:p>
          </table:table-cell>
          <table:table-cell office:value-type="string">
            <text:p><text:s text:c="5"/></text:p>
          </table:table-cell>
          <table:table-cell office:value-type="string">
            <text:p><text:s/>CURRENT_TIMESTAMP </text:p>
          </table:table-cell>
          <table:table-cell office:value-type="string">
            <text:p><text:s/>on update CURRENT_TIMESTAMP </text:p>
          </table:table-cell>
        </table:table-row>
        <table:table-row table:style-name="ro1" table:number-rows-repeated="104849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T0278 </meta:initial-creator>
    <meta:creation-date>2014-04-29T11:15:01</meta:creation-date>
    <meta:generator>LibreOffice/3.5$Linux_X86_64 LibreOffice_project/350m1$Build-2</meta:generator>
    <meta:document-statistic meta:table-count="3" meta:cell-count="510" meta:object-count="0"/>
  </office:meta>
</office:document-meta>
</file>